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7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25cm" svg:height="0.25cm" svg:x="0.1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0.8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0.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cm" svg:height="0.25cm" svg:x="0.8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225cm" svg:y1="3.85cm" svg:x2="0.225cm" svg:y2="4.35cm" draw:start-shape="id1" draw:start-glue-point="8" draw:end-shape="id2" draw:end-glue-point="4" svg:d="M225 3850v500" svg:viewBox="0 0 1 501">
          <text:p/>
        </draw:connector>
        <draw:connector draw:style-name="gr2" draw:text-style-name="P2" draw:layer="layout" draw:type="line" svg:x1="0.35cm" svg:y1="3.725cm" svg:x2="0.85cm" svg:y2="3.725cm" draw:start-shape="id1" draw:start-glue-point="10" draw:end-shape="id3" draw:end-glue-point="6" svg:d="M350 3725h500" svg:viewBox="0 0 501 1">
          <text:p/>
        </draw:connector>
        <draw:connector draw:style-name="gr2" draw:text-style-name="P2" draw:layer="layout" draw:type="line" svg:x1="0.314cm" svg:y1="3.814cm" svg:x2="0.886cm" svg:y2="4.386cm" draw:start-shape="id1" draw:start-glue-point="9" draw:end-shape="id4" draw:end-glue-point="5" svg:d="M314 3814l572 572" svg:viewBox="0 0 573 573">
          <text:p/>
        </draw:connector>
        <draw:connector draw:style-name="gr2" draw:text-style-name="P2" xml:id="id29" draw:id="id29" draw:layer="layout" draw:type="line" svg:x1="0.35cm" svg:y1="4.475cm" svg:x2="0.85cm" svg:y2="4.475cm" draw:start-shape="id2" draw:start-glue-point="10" draw:end-shape="id4" draw:end-glue-point="6" svg:d="M350 4475h500" svg:viewBox="0 0 501 1">
          <text:p/>
        </draw:connector>
        <draw:connector draw:style-name="gr2" draw:text-style-name="P2" xml:id="id9" draw:id="id9" draw:layer="layout" draw:type="line" svg:x1="0.975cm" svg:y1="4.35cm" svg:x2="0.975cm" svg:y2="3.85cm" draw:start-shape="id4" draw:start-glue-point="4" draw:end-shape="id3" draw:end-glue-point="8" svg:d="M975 4350v-500" svg:viewBox="0 0 1 501">
          <text:p/>
        </draw:connector>
        <draw:custom-shape draw:style-name="gr3" draw:text-style-name="P3" draw:layer="layout" svg:width="3cm" svg:height="1cm" draw:transform="rotate (1.5707963267949) translate (0.1cm 3.1cm)">
          <text:p text:style-name="P1"><text:span text:style-name="T1">Highest</text:span><text:span text:style-name="T2"> voltage region</text:span></text:p>
          <text:p text:style-name="P1"><text:span text:style-name="T2">(&gt;= 220 kV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5cm" svg:height="0.25cm" svg:x="4.1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4.8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4.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4.8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2" draw:id="id12" draw:layer="layout" draw:type="line" svg:x1="4.225cm" svg:y1="3.85cm" svg:x2="4.225cm" svg:y2="4.35cm" draw:start-shape="id5" draw:start-glue-point="8" draw:end-shape="id6" draw:end-glue-point="4" svg:d="M4225 3850v500" svg:viewBox="0 0 1 501">
          <text:p/>
        </draw:connector>
        <draw:connector draw:style-name="gr2" draw:text-style-name="P2" draw:layer="layout" draw:type="line" svg:x1="4.35cm" svg:y1="3.725cm" svg:x2="4.85cm" svg:y2="3.725cm" draw:start-shape="id5" draw:start-glue-point="10" draw:end-shape="id7" draw:end-glue-point="6" svg:d="M4350 3725h500" svg:viewBox="0 0 501 1">
          <text:p/>
        </draw:connector>
        <draw:connector draw:style-name="gr2" draw:text-style-name="P2" draw:layer="layout" draw:type="line" svg:x1="4.314cm" svg:y1="3.814cm" svg:x2="4.886cm" svg:y2="4.386cm" draw:start-shape="id5" draw:start-glue-point="9" draw:end-shape="id8" draw:end-glue-point="5" svg:d="M4314 3814l572 572" svg:viewBox="0 0 573 573">
          <text:p/>
        </draw:connector>
        <draw:connector draw:style-name="gr2" draw:text-style-name="P2" xml:id="id31" draw:id="id31" draw:layer="layout" draw:type="line" svg:x1="4.35cm" svg:y1="4.475cm" svg:x2="4.85cm" svg:y2="4.475cm" draw:start-shape="id6" draw:start-glue-point="10" draw:end-shape="id8" draw:end-glue-point="6" svg:d="M4350 4475h500" svg:viewBox="0 0 501 1">
          <text:p/>
        </draw:connector>
        <draw:connector draw:style-name="gr2" draw:text-style-name="P2" xml:id="id19" draw:id="id19" draw:layer="layout" draw:type="line" svg:x1="4.975cm" svg:y1="4.35cm" svg:x2="4.975cm" svg:y2="3.85cm" draw:start-shape="id8" draw:start-glue-point="4" draw:end-shape="id7" draw:end-glue-point="8" svg:d="M4975 4350v-500" svg:viewBox="0 0 1 501">
          <text:p/>
        </draw:connector>
        <draw:custom-shape draw:style-name="gr3" draw:text-style-name="P3" draw:layer="layout" svg:width="3cm" svg:height="1cm" draw:transform="rotate (1.5707963267949) translate (4.1cm 3.1cm)">
          <text:p text:style-name="P1"><text:span text:style-name="T1">High</text:span><text:span text:style-name="T2"> voltage region</text:span></text:p>
          <text:p text:style-name="P1"><text:span text:style-name="T2">(&gt;= 60 k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cm" draw:transform="rotate (1.5707963267949) translate (2.1cm 3.1cm)">
          <text:p text:style-name="P1">Transform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0.5cm" svg:height="0.5cm" svg:x="2.1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5cm" svg:height="0.5cm" svg:x="2.6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0.975cm" svg:y1="4.1cm" svg:x2="2.1cm" svg:y2="4.1cm" draw:start-shape="id9" draw:start-glue-point="0" draw:end-shape="id10" draw:end-glue-point="6" svg:d="M975 4100h1125" svg:viewBox="0 0 1126 1">
          <text:p/>
        </draw:connector>
        <draw:connector draw:style-name="gr5" draw:text-style-name="P2" draw:layer="layout" draw:type="line" svg:x1="3.1cm" svg:y1="4.1cm" svg:x2="4.225cm" svg:y2="4.1cm" draw:start-shape="id11" draw:start-glue-point="10" draw:end-shape="id12" draw:end-glue-point="0" svg:d="M3100 4100h1125" svg:viewBox="0 0 1126 1">
          <text:p/>
        </draw:connector>
        <draw:custom-shape draw:style-name="gr1" draw:text-style-name="P1" xml:id="id14" draw:id="id14" draw:layer="layout" svg:width="0.25cm" svg:height="0.25cm" svg:x="8.1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cm" svg:height="0.25cm" svg:x="8.8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cm" svg:height="0.25cm" svg:x="8.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cm" svg:height="0.25cm" svg:x="8.8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8" draw:id="id18" draw:layer="layout" draw:type="line" svg:x1="8.225cm" svg:y1="3.85cm" svg:x2="8.225cm" svg:y2="4.35cm" draw:start-shape="id13" draw:start-glue-point="8" draw:end-shape="id14" draw:end-glue-point="4" svg:d="M8225 3850v500" svg:viewBox="0 0 1 501">
          <text:p/>
        </draw:connector>
        <draw:connector draw:style-name="gr2" draw:text-style-name="P2" draw:layer="layout" draw:type="line" svg:x1="8.35cm" svg:y1="3.725cm" svg:x2="8.85cm" svg:y2="3.725cm" draw:start-shape="id13" draw:start-glue-point="10" draw:end-shape="id15" draw:end-glue-point="6" svg:d="M8350 3725h500" svg:viewBox="0 0 501 1">
          <text:p/>
        </draw:connector>
        <draw:connector draw:style-name="gr2" draw:text-style-name="P2" draw:layer="layout" draw:type="line" svg:x1="8.314cm" svg:y1="3.814cm" svg:x2="8.886cm" svg:y2="4.386cm" draw:start-shape="id13" draw:start-glue-point="9" draw:end-shape="id16" draw:end-glue-point="5" svg:d="M8314 3814l572 572" svg:viewBox="0 0 573 573">
          <text:p/>
        </draw:connector>
        <draw:connector draw:style-name="gr2" draw:text-style-name="P2" xml:id="id33" draw:id="id33" draw:layer="layout" draw:type="line" svg:x1="8.35cm" svg:y1="4.475cm" svg:x2="8.85cm" svg:y2="4.475cm" draw:start-shape="id14" draw:start-glue-point="10" draw:end-shape="id16" draw:end-glue-point="6" svg:d="M8350 4475h500" svg:viewBox="0 0 501 1">
          <text:p/>
        </draw:connector>
        <draw:connector draw:style-name="gr2" draw:text-style-name="P2" xml:id="id27" draw:id="id27" draw:layer="layout" draw:type="line" svg:x1="8.975cm" svg:y1="4.35cm" svg:x2="8.975cm" svg:y2="3.85cm" draw:start-shape="id16" draw:start-glue-point="4" draw:end-shape="id15" draw:end-glue-point="8" svg:d="M8975 4350v-500" svg:viewBox="0 0 1 501">
          <text:p/>
        </draw:connector>
        <draw:custom-shape draw:style-name="gr3" draw:text-style-name="P3" draw:layer="layout" svg:width="3cm" svg:height="1cm" draw:transform="rotate (1.5707963267949) translate (8.1cm 3.1cm)">
          <text:p text:style-name="P1"><text:span text:style-name="T1">Medium</text:span><text:span text:style-name="T2"> voltage region</text:span></text:p>
          <text:p text:style-name="P1"><text:span text:style-name="T2">(&gt;= 3 k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cm" draw:transform="rotate (1.5707963267949) translate (6.1cm 3.1cm)">
          <text:p text:style-name="P1">Transform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0.5cm" svg:height="0.5cm" svg:x="6.1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0.5cm" svg:height="0.5cm" svg:x="6.6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1cm" svg:y1="4.1cm" svg:x2="8.225cm" svg:y2="4.1cm" draw:start-shape="id17" draw:start-glue-point="10" draw:end-shape="id18" draw:end-glue-point="0" svg:d="M7100 4100h1125" svg:viewBox="0 0 1126 1">
          <text:p/>
        </draw:connector>
        <draw:connector draw:style-name="gr5" draw:text-style-name="P2" draw:layer="layout" draw:type="line" svg:x1="4.975cm" svg:y1="4.1cm" svg:x2="6.1cm" svg:y2="4.1cm" draw:start-shape="id19" draw:start-glue-point="0" draw:end-shape="id20" svg:d="M4975 4100h1125" svg:viewBox="0 0 1126 1">
          <text:p/>
        </draw:connector>
        <draw:custom-shape draw:style-name="gr1" draw:text-style-name="P1" xml:id="id22" draw:id="id22" draw:layer="layout" svg:width="0.25cm" svg:height="0.25cm" svg:x="12.1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cm" svg:height="0.25cm" svg:x="12.8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cm" svg:height="0.25cm" svg:x="12.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cm" svg:height="0.25cm" svg:x="12.8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6" draw:id="id26" draw:layer="layout" draw:type="line" svg:x1="12.225cm" svg:y1="3.85cm" svg:x2="12.225cm" svg:y2="4.35cm" draw:start-shape="id21" draw:start-glue-point="8" draw:end-shape="id22" draw:end-glue-point="4" svg:d="M12225 3850v500" svg:viewBox="0 0 1 501">
          <text:p/>
        </draw:connector>
        <draw:connector draw:style-name="gr2" draw:text-style-name="P2" draw:layer="layout" draw:type="line" svg:x1="12.35cm" svg:y1="3.725cm" svg:x2="12.85cm" svg:y2="3.725cm" draw:start-shape="id21" draw:start-glue-point="10" draw:end-shape="id23" draw:end-glue-point="6" svg:d="M12350 3725h500" svg:viewBox="0 0 501 1">
          <text:p/>
        </draw:connector>
        <draw:connector draw:style-name="gr2" draw:text-style-name="P2" xml:id="id35" draw:id="id35" draw:layer="layout" draw:type="line" svg:x1="12.35cm" svg:y1="4.475cm" svg:x2="12.85cm" svg:y2="4.475cm" draw:start-shape="id22" draw:start-glue-point="10" draw:end-shape="id24" draw:end-glue-point="6" svg:d="M12350 4475h500" svg:viewBox="0 0 501 1">
          <text:p/>
        </draw:connector>
        <draw:connector draw:style-name="gr2" draw:text-style-name="P2" draw:layer="layout" draw:type="line" svg:x1="12.975cm" svg:y1="4.35cm" svg:x2="12.975cm" svg:y2="3.85cm" draw:start-shape="id24" draw:start-glue-point="4" draw:end-shape="id23" draw:end-glue-point="8" svg:d="M12975 4350v-500" svg:viewBox="0 0 1 501">
          <text:p/>
        </draw:connector>
        <draw:custom-shape draw:style-name="gr3" draw:text-style-name="P3" draw:layer="layout" svg:width="3cm" svg:height="1cm" draw:transform="rotate (1.5707963267949) translate (12.1cm 3.1cm)">
          <text:p text:style-name="P1"><text:span text:style-name="T1">Low</text:span><text:span text:style-name="T2"> voltage region</text:span></text:p>
          <text:p text:style-name="P1"><text:span text:style-name="T2">(&lt;= 1k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cm" draw:transform="rotate (1.5707963267949) translate (10.1cm 3.1cm)">
          <text:p text:style-name="P1">Transform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0.5cm" svg:height="0.5cm" svg:x="10.1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0.5cm" svg:height="0.5cm" svg:x="10.6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1cm" svg:y1="4.1cm" svg:x2="12.225cm" svg:y2="4.1cm" draw:start-shape="id25" draw:start-glue-point="10" draw:end-shape="id26" draw:end-glue-point="0" svg:d="M11100 4100h1125" svg:viewBox="0 0 1126 1">
          <text:p/>
        </draw:connector>
        <draw:connector draw:style-name="gr5" draw:text-style-name="P2" draw:layer="layout" draw:type="line" svg:x1="8.975cm" svg:y1="4.1cm" svg:x2="10.1cm" svg:y2="4.1cm" draw:start-shape="id27" draw:start-glue-point="0" draw:end-shape="id28" draw:end-glue-point="6" svg:d="M8975 4100h1125" svg:viewBox="0 0 1126 1">
          <text:p/>
        </draw:connector>
        <draw:custom-shape draw:style-name="gr6" draw:text-style-name="P1" xml:id="id30" draw:id="id30" draw:layer="layout" svg:width="1cm" svg:height="1cm" svg:x="0.1cm" svg:y="5.6cm">
          <text:p text:style-name="P1">Prod.</text:p>
          <text:p text:style-name="P1">Cons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0.6cm" svg:y1="4.475cm" svg:x2="0.6cm" svg:y2="5.6cm" draw:start-shape="id29" draw:start-glue-point="0" draw:end-shape="id30" svg:d="M600 4475v1125" svg:viewBox="0 0 1 1126">
          <text:p/>
        </draw:connector>
        <draw:custom-shape draw:style-name="gr6" draw:text-style-name="P1" xml:id="id32" draw:id="id32" draw:layer="layout" svg:width="1cm" svg:height="1cm" svg:x="4.1cm" svg:y="5.6cm">
          <text:p text:style-name="P1">Prod.</text:p>
          <text:p text:style-name="P1">Cons.</text:p>
          <draw:enhanced-geometry svg:viewBox="0 0 21600 21600" draw:type="rectangle" draw:enhanced-path="M 0 0 L 21600 0 21600 21600 0 21600 0 0 Z N"/>
        </draw:custom-shape>
        <draw:custom-shape draw:style-name="gr6" draw:text-style-name="P1" xml:id="id34" draw:id="id34" draw:layer="layout" svg:width="1cm" svg:height="1cm" svg:x="8.1cm" svg:y="5.6cm">
          <text:p text:style-name="P1">Prod.</text:p>
          <text:p text:style-name="P1">Cons.</text:p>
          <draw:enhanced-geometry svg:viewBox="0 0 21600 21600" draw:type="rectangle" draw:enhanced-path="M 0 0 L 21600 0 21600 21600 0 21600 0 0 Z N"/>
        </draw:custom-shape>
        <draw:custom-shape draw:style-name="gr6" draw:text-style-name="P1" xml:id="id36" draw:id="id36" draw:layer="layout" svg:width="1cm" svg:height="1cm" svg:x="12.1cm" svg:y="5.6cm">
          <text:p text:style-name="P1">Prod.</text:p>
          <text:p text:style-name="P1">Cons.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6cm" svg:y1="4.475cm" svg:x2="4.6cm" svg:y2="5.6cm" draw:start-shape="id31" draw:start-glue-point="0" draw:end-shape="id32" draw:end-glue-point="0" svg:d="M4600 4475v1125" svg:viewBox="0 0 1 1126">
          <text:p/>
        </draw:connector>
        <draw:connector draw:style-name="gr5" draw:text-style-name="P2" draw:layer="layout" draw:type="line" svg:x1="8.6cm" svg:y1="4.475cm" svg:x2="8.6cm" svg:y2="5.6cm" draw:start-shape="id33" draw:start-glue-point="0" draw:end-shape="id34" draw:end-glue-point="0" svg:d="M8600 4475v1125" svg:viewBox="0 0 1 1126">
          <text:p/>
        </draw:connector>
        <draw:connector draw:style-name="gr5" draw:text-style-name="P2" draw:layer="layout" draw:type="line" svg:x1="12.6cm" svg:y1="4.475cm" svg:x2="12.6cm" svg:y2="5.6cm" draw:start-shape="id35" draw:start-glue-point="0" draw:end-shape="id36" draw:end-glue-point="0" svg:d="M12600 4475v1125" svg:viewBox="0 0 1 1126">
          <text:p/>
        </draw:connector>
        <draw:custom-shape draw:style-name="gr7" draw:text-style-name="P3" draw:layer="layout" svg:width="2cm" svg:height="1cm" svg:x="13.6cm" svg:y="3.6cm">
          <text:p text:style-name="P1"><text:span text:style-name="T2">Infrastructur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1cm" svg:x="13.6cm" svg:y="5.6cm">
          <text:p text:style-name="P1"><text:span text:style-name="T2">Participa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037cm" draw:marker-start-center="false" draw:marker-end-width="0.0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6:00:52.469000000</meta:creation-date>
    <dc:date>2016-04-27T16:27:58.633000000</dc:date>
    <meta:editing-duration>PT8M52S</meta:editing-duration>
    <meta:editing-cycles>4</meta:editing-cycles>
    <meta:generator>LibreOffice/5.0.5.2$Windows_x86 LibreOffice_project/55b006a02d247b5f7215fc6ea0fde844b30035b3</meta:generator>
    <meta:document-statistic meta:object-count="64"/>
  </office:meta>
</office:document-meta>
</file>